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55mm"/>
    </style:style>
    <style:style style:name="co2" style:family="table-column">
      <style:table-column-properties fo:break-before="auto" style:column-width="38.35mm"/>
    </style:style>
    <style:style style:name="co3" style:family="table-column">
      <style:table-column-properties fo:break-before="auto" style:column-width="53.46mm"/>
    </style:style>
    <style:style style:name="co4" style:family="table-column">
      <style:table-column-properties fo:break-before="auto" style:column-width="98.65mm"/>
    </style:style>
    <style:style style:name="co5" style:family="table-column">
      <style:table-column-properties fo:break-before="auto" style:column-width="22.58mm"/>
    </style:style>
    <style:style style:name="ro1" style:family="table-row">
      <style:table-row-properties style:row-height="4.73mm" fo:break-before="auto" style:use-optimal-row-height="true"/>
    </style:style>
    <style:style style:name="ro2" style:family="table-row">
      <style:table-row-properties style:row-height="52.65mm" fo:break-before="auto" style:use-optimal-row-height="true"/>
    </style:style>
    <style:style style:name="ro3" style:family="table-row">
      <style:table-row-properties style:row-height="43.16mm" fo:break-before="auto" style:use-optimal-row-height="true"/>
    </style:style>
    <style:style style:name="ro4" style:family="table-row">
      <style:table-row-properties style:row-height="47.91mm" fo:break-before="auto" style:use-optimal-row-height="true"/>
    </style:style>
    <style:style style:name="ro5" style:family="table-row">
      <style:table-row-properties style:row-height="66.87mm" fo:break-before="auto" style:use-optimal-row-height="true"/>
    </style:style>
    <style:style style:name="ro6" style:family="table-row">
      <style:table-row-properties style:row-height="62.12mm" fo:break-before="auto" style:use-optimal-row-height="true"/>
    </style:style>
    <style:style style:name="ro7" style:family="table-row">
      <style:table-row-properties style:row-height="71.6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fo:color="#000000" style:font-name="Helvetica Neue" fo:font-size="10pt" fo:font-weight="bold" style:font-size-asian="10pt" style:font-weight-asian="bold" style:font-size-complex="10pt" style:font-weight-complex="bold"/>
    </style:style>
    <style:style style:name="ce2" style:family="table-cell" style:parent-style-name="Default">
      <style:table-cell-properties fo:wrap-option="wrap" style:vertical-align="top"/>
      <style:text-properties fo:color="#000000" style:text-outline="false" style:text-line-through-style="none" style:text-line-through-type="none" style:font-name="Helvetica Neue" fo:font-size="10pt" fo:language="fr" fo:country="FR" fo:font-style="normal" fo:text-shadow="none" style:text-underline-style="none" fo:font-weight="normal" style:text-underline-mode="continuous" style:text-overline-mode="continuous" style:text-line-through-mode="continuous" style:font-size-asian="10pt" style:language-asian="fr" style:country-asian="BE"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vertical-align="top"/>
      <style:text-properties fo:color="#000000" style:text-outline="false" style:text-line-through-style="none" style:text-line-through-type="none" style:font-name="Helvetica Neue" fo:font-size="10pt" fo:language="de" fo:country="DE" fo:font-style="normal" fo:text-shadow="none" style:text-underline-style="none" fo:font-weight="normal" style:text-underline-mode="continuous" style:text-overline-mode="continuous" style:text-line-through-mode="continuous" style:font-size-asian="10pt" style:language-asian="fr" style:country-asian="BE"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vertical-align="top"/>
      <style:text-properties fo:color="#000000" style:font-name="Helvetica Neue" fo:font-size="10pt" fo:font-weight="normal" style:font-size-asian="10pt" style:font-weight-asian="normal" style:font-size-complex="10pt" style:font-weight-complex="normal"/>
    </style:style>
    <style:style style:name="ce5" style:family="table-cell" style:parent-style-name="Default">
      <style:table-cell-properties fo:wrap-option="wrap" style:vertical-align="top"/>
      <style:text-properties fo:color="#000000" style:text-outline="false" style:text-line-through-style="none" style:text-line-through-type="none" style:font-name="Helvetica Neue"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1020" table:default-cell-style-name="ce4"/>
        <table:table-row table:style-name="ro1">
          <table:table-cell table:style-name="ce1" office:value-type="string" calcext:value-type="string">
            <text:p>NOM</text:p>
          </table:table-cell>
          <table:table-cell table:style-name="ce1" office:value-type="string" calcext:value-type="string">
            <text:p>DATES</text:p>
          </table:table-cell>
          <table:table-cell table:style-name="ce1" office:value-type="string" calcext:value-type="string">
            <text:p>IMAGE</text:p>
          </table:table-cell>
          <table:table-cell table:style-name="ce1" office:value-type="string" calcext:value-type="string">
            <text:p>BIOGRAPHIE</text:p>
          </table:table-cell>
          <table:table-cell table:style-name="ce1" table:number-columns-repeated="1020"/>
        </table:table-row>
        <table:table-row table:style-name="ro2">
          <table:table-cell table:style-name="ce2" office:value-type="string" calcext:value-type="string">
            <text:p>Paul DUHEM</text:p>
          </table:table-cell>
          <table:table-cell table:style-name="ce2" office:value-type="string" calcext:value-type="string">
            <text:p>(Belgique, 1919-1999)</text:p>
          </table:table-cell>
          <table:table-cell office:value-type="string" calcext:value-type="string">
            <text:p>Duhem-1.jpg</text:p>
          </table:table-cell>
          <table:table-cell table:style-name="ce2" office:value-type="string" calcext:value-type="string">
            <text:p>Après un chemin de vie sinueux, Paul Duhem commence à créer à l’âge de 70 ans au sein de l’atelier peinture du Centre La Pommeraie. C’est alors pour lui une deuxième naissance, une deuxième vie, qui durera 10 ans.</text:p>
            <text:p>Une géométrisation des formes, une économie de moyens et une dimension sérielle marquent rapidement sa production. Sans nous lasser, Duhem reproduit le même schéma de construction de ses portraits. Ses personnages sont les faux jumeaux de l’imaginaire. La tête broyée dans les épaules, les oreilles décollées, le mental encadré. Ces soldats uniques sont les légionnaires d’un monde clos.</text:p>
          </table:table-cell>
          <table:table-cell table:number-columns-repeated="1020"/>
        </table:table-row>
        <table:table-row table:style-name="ro3">
          <table:table-cell table:style-name="ce2" office:value-type="string" calcext:value-type="string">
            <text:p>Seyni AWA CAMARA</text:p>
          </table:table-cell>
          <table:table-cell table:style-name="ce2" office:value-type="string" calcext:value-type="string">
            <text:p>(Sénégal, 1939-)</text:p>
          </table:table-cell>
          <table:table-cell office:value-type="string" calcext:value-type="string">
            <text:p>Seny-Awa.jpg</text:p>
          </table:table-cell>
          <table:table-cell table:style-name="ce2" office:value-type="string" calcext:value-type="string">
            <text:p>Envers et contre tout, Seyni Awa s’est montrée rebelle aux interdits ancestraux. Exhibant les « mauvais » esprits qui l’animent, se moquant des normes et laissant libre court à son excentricité et à ses fantaisies, elle modèle l’argile pour créer ses personnages, mi-femmes mi-monstres, accouchant d’autres petites créatures rieuses. Ses sculptures de dimensions impressionnantes sont cuites dans un trou dans la terre, le four le plus rudimentaire qui soit, devant sa maison.</text:p>
          </table:table-cell>
          <table:table-cell table:number-columns-repeated="1020"/>
        </table:table-row>
        <table:table-row table:style-name="ro2">
          <table:table-cell table:style-name="ce3" office:value-type="string" calcext:value-type="string">
            <text:p>Georges COUNASSE </text:p>
          </table:table-cell>
          <table:table-cell table:style-name="ce2" office:value-type="string" calcext:value-type="string">
            <text:p>(Belgique, 1933-2005)</text:p>
          </table:table-cell>
          <table:table-cell office:value-type="string" calcext:value-type="string">
            <text:p>Georges-Counasse-27.jpg</text:p>
          </table:table-cell>
          <table:table-cell table:style-name="ce2" office:value-type="string" calcext:value-type="string">
            <text:p>Des tourne-disques servent de socle et de moteur à ces manèges qui s’animent à la pression d’un interrupteur. La garniture (puisqu’il s’agit d’un boulanger) est composée de matériaux et objets de tous poils ; du parapluie au capuchon de bouteille, en passant par les guirlandes de Noël sans oublier les innombrables jouets miniatures : poupées, figurines et autres voitures ! Georges Counasse passait tout son temps de loisir à recréer la foire de son enfance. Les manèges sur lesquels il ne pouvait pas monter alors faute d’argent ont ainsi fini par envahir son pavillon l’âge de la retraite approchant.</text:p>
          </table:table-cell>
          <table:table-cell table:number-columns-repeated="1020"/>
        </table:table-row>
        <table:table-row table:style-name="ro4">
          <table:table-cell table:style-name="ce2" office:value-type="string" calcext:value-type="string">
            <text:p>Antonio DALLA VALLE </text:p>
          </table:table-cell>
          <table:table-cell table:style-name="ce2" office:value-type="string" calcext:value-type="string">
            <text:p>(Italie, 1939-)</text:p>
          </table:table-cell>
          <table:table-cell office:value-type="string" calcext:value-type="string">
            <text:p>dalla-valle-41.jpg</text:p>
          </table:table-cell>
          <table:table-cell table:style-name="ce5" office:value-type="string" calcext:value-type="string">
            <text:p>Antonio Dalla Valle arpente les couloirs de l’hôpital Sospiro avec au bout de son bras un sac de plastique recelant ses créations. Il s’agit essentiellement d’objets recouverts de ruban adhésif mais également d’agglomérats de petits objets en plastique fondus ensemble. Calumets, canne-totem, carnets remplis d’écritures énigmatiques proches d’écritures scientifiques… Pour sûr, ces objets ont un rôle, une fonction, un pouvoir pour Dalla Valle, qui n’hésite pas à les détruire une fois que le pouvoir, la force magique de ces objets serait épuisée. </text:p>
          </table:table-cell>
          <table:table-cell table:number-columns-repeated="1020"/>
        </table:table-row>
        <table:table-row table:style-name="ro5">
          <table:table-cell table:style-name="ce2" office:value-type="string" calcext:value-type="string">
            <text:p>André ROBILLARD </text:p>
          </table:table-cell>
          <table:table-cell table:style-name="ce2" office:value-type="string" calcext:value-type="string">
            <text:p>(France, 1932-) </text:p>
          </table:table-cell>
          <table:table-cell office:value-type="string" calcext:value-type="string">
            <text:p>Robillard-10B.jpg</text:p>
          </table:table-cell>
          <table:table-cell table:style-name="ce2" office:value-type="string" calcext:value-type="string">
            <text:p>Depuis plus de trente ans, ce créateur qui ne se considère pas artiste, fabrique des fusils symboliques à l’aide de boîtes de conserve, d’ampoules usagées, de vieux rouages, de pièces de bois récupérées, de tissu, de clous, de fils de fer et de Scotch. Ses fusils, qui tournent presque l’objet de référence en ridicule, auraient pour lui un pouvoir magique, celui de « tuer la misère » ou encore de « changer la vie ». C’est en effet le rôle que tiennent ses « machins d’art » dans son existence ; lançant un pont entre lui et l’autre, le sortant de l’isolement. Dans sa générosité créatrice, André Robillard nous propose tout un univers, n’hésitant pas à vous tenir un monologue en martien ou à improviser un morceau de musique en frappant ses doigts recouverts de cartouches sur une boîte métallique.</text:p>
          </table:table-cell>
          <table:table-cell table:number-columns-repeated="1020"/>
        </table:table-row>
        <table:table-row table:style-name="ro2">
          <table:table-cell office:value-type="string" calcext:value-type="string">
            <text:p>Jacques TROVIC </text:p>
          </table:table-cell>
          <table:table-cell table:style-name="ce2" office:value-type="string" calcext:value-type="string">
            <text:p>(France, 1932-) </text:p>
          </table:table-cell>
          <table:table-cell office:value-type="string" calcext:value-type="string">
            <text:p>Trovic1149.jpg</text:p>
          </table:table-cell>
          <table:table-cell table:style-name="ce2" office:value-type="string" calcext:value-type="string">
            <text:p>Très jeune, il apprend la couture et la broderie auprès de sa mère et de sa sœur. Il crée sa première tapisserie en 1964, dans sa petite maison de mineur de la banlieue de Valenciennes. Il réalise sur la table de sa cuisine des tapisseries de dimensions monumentales. Les thèmes abordés s’inspirent de la tradition populaire, de la mine, de scènes de rue, de fêtes ou de carnavals. Sur une base de toile de jute, Jacques Trovic brode à l’aide de tissus achetés au marché, de laine de toutes les couleurs, de paillettes, de perles, de dentelles, des patchworks dont émanent une grande poésie et une grande sensibilité.</text:p>
          </table:table-cell>
          <table:table-cell table:number-columns-repeated="1020"/>
        </table:table-row>
        <table:table-row table:style-name="ro3">
          <table:table-cell table:style-name="ce2" office:value-type="string" calcext:value-type="string">
            <text:p>Serge DELAUNAY</text:p>
          </table:table-cell>
          <table:table-cell table:style-name="ce2" office:value-type="string" calcext:value-type="string">
            <text:p>(Belgique, 1956-)</text:p>
          </table:table-cell>
          <table:table-cell office:value-type="string" calcext:value-type="string">
            <text:p>Serge-Delaunay-294.jpg</text:p>
          </table:table-cell>
          <table:table-cell table:style-name="ce2" office:value-type="string" calcext:value-type="string">
            <text:p>Serge Delaunay fréquente l’atelier de dessin et de modelage du Centre reine Fabiola. Il trace des dessins à la ligne claire représentant des sujets répétitifs (voitures, robots, fusées…) qu’il accompagne de textes d’informations techniques et mécaniques où chaque mot semble être le porte-drapeau de l’avenir. Face à l’odyssée de l’espace et à sa démesure, le dessinateur nous rappelle notre micro-dimension. Grâce à la création artistique, Serge Delaunay s’est créé « son » Odyssée de l’espace comme existence de substitution.</text:p>
          </table:table-cell>
          <table:table-cell table:number-columns-repeated="1020"/>
        </table:table-row>
        <table:table-row table:style-name="ro6">
          <table:table-cell table:style-name="ce2" office:value-type="string" calcext:value-type="string">
            <text:p>Juanma GONZALEZ</text:p>
          </table:table-cell>
          <table:table-cell table:style-name="ce2" office:value-type="string" calcext:value-type="string">
            <text:p>(Espagne, 1945-2007, Belgique)</text:p>
          </table:table-cell>
          <table:table-cell office:value-type="string" calcext:value-type="string">
            <text:p>Gonzalez.jpg</text:p>
          </table:table-cell>
          <table:table-cell table:style-name="ce2" office:value-type="string" calcext:value-type="string">
            <text:p>Il fut chauffeur, il devint cordonnier. « Ouvrir une chaussure me donne un grand plaisir, découvrir la structure, reconnaître les matériaux, des plus raffinés aux plus ordinaires, le travail fait main, celui des machines. C’était un peu comme ouvrir un moteur mais moins sale. » Une émission télévisée lui donne envie de peindre. Un jour la semelle neuve qu’il vient de finir, son odeur, sa forme et son touché deviennent le support rêvé. Il y peint un petit paysage, foulé au pied, apprécié différemment par ses clients : « La première fois que j’ai décoré spontanément les semelles d’une cliente elle en fut ravie. Ce ne fut pas le cas d’un autre client qui n’apprécia pas du tout cette initiative. » L’œuvre de Juanma ne s’oublie pas, elle s’efface. </text:p>
          </table:table-cell>
          <table:table-cell table:number-columns-repeated="1020"/>
        </table:table-row>
        <table:table-row table:style-name="ro6">
          <table:table-cell table:style-name="ce2" office:value-type="string" calcext:value-type="string">
            <text:p>Martha GRÜNENWALDT </text:p>
          </table:table-cell>
          <table:table-cell office:value-type="string" calcext:value-type="string">
            <text:p>(Belgique, 1910-2008)</text:p>
          </table:table-cell>
          <table:table-cell office:value-type="string" calcext:value-type="string">
            <text:p>Grunenwaldtweb.jpeg</text:p>
          </table:table-cell>
          <table:table-cell table:style-name="ce2" office:value-type="string" calcext:value-type="string">
            <text:p>Martha Grünenwaldt se met à dessiner en 1981, à 71 ans, sur la table de la cuisine de sa fille, avec les crayons de couleur de ses petits-enfants. Au verso d’affiches ou de papiers peints, se déploie un univers coloré dont la femme semble être le point centrifuge. Autour et en bord du visage apparaissent des oiseaux, un violoniste, des motifs végétaux ou encore une architecture. Ces motifs ont, au fil du temps, gagné du terrain sur les portraits pour aboutir dans certains cas à un véritable millefiori où se couche l’invisibilité de Martha. On retrouve dans son œuvre dessiné toute la musique dont cette violoniste fut privée par ses patrons au cours de 28 années de travail au service d’une ferme-château.</text:p>
          </table:table-cell>
          <table:table-cell table:number-columns-repeated="1020"/>
        </table:table-row>
        <table:table-row table:style-name="ro7">
          <table:table-cell office:value-type="string" calcext:value-type="string">
            <text:p>Aloïse CORBAZ </text:p>
          </table:table-cell>
          <table:table-cell office:value-type="string" calcext:value-type="string">
            <text:p>(Suisse, 1886-1964)</text:p>
          </table:table-cell>
          <table:table-cell office:value-type="string" calcext:value-type="string">
            <text:p>Aloise-Corbaz560.jpg</text:p>
          </table:table-cell>
          <table:table-cell office:value-type="string" calcext:value-type="string">
            <text:p>A vingt-cinq ans, suite à une déception amoureuse, Aloïse s’expatrie en Allemagne pour travailler comme gouvernante à la cour de l’empereur Guillaume II. En 1914, au début de la guerre, elle doit retourner en Suisse et présente alors des troubles du comportement. Sa famille décide de l’interner dans l’hôpital de Céry puis de 1918 à sa mort dans l’asile de La Rosière à Gimel. Jacqueline Porret Forel, son médecin qui l’accompagne et étudie ses œuvres, les fait connaître à Jean Dubuffet. Enfermée, Aloïse crée des œuvres troublantes qui suivent des codes qui lui sont propres. Ses souvenirs resurgissent dans ses dessins : le faste de la cour de Guillaume II, les couples royaux et les scènes théâtrales. Elle ne les reproduit pas fidèlement, mais les déplace dans un monde en perpétuelle mouvance et d’une grande variété.</text:p>
          </table:table-cell>
          <table:table-cell table:number-columns-repeated="1020"/>
        </table:table-row>
        <table:table-row table:style-name="ro8" table:number-rows-repeated="1048564">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B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3">00/00/0000</text:date>, <text:time style:data-style-name="N2" text:time-value="13:51:01.00237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4:47:05.347740000</meta:creation-date>
    <dc:date>2017-04-13T13:54:02.631149000</dc:date>
    <meta:editing-duration>PT7M40S</meta:editing-duration>
    <meta:editing-cycles>5</meta:editing-cycles>
    <meta:generator>LibreOffice/5.0.3.2$MacOSX_X86_64 LibreOffice_project/e5f16313668ac592c1bfb310f4390624e3dbfb75</meta:generator>
    <meta:document-statistic meta:table-count="1" meta:cell-count="44" meta:object-count="0"/>
  </office:meta>
</office:document-meta>
</file>